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5c4a" officeooo:paragraph-rsid="001a5c4a"/>
    </style:style>
    <style:style style:name="P2" style:family="paragraph" style:parent-style-name="Standard">
      <style:text-properties officeooo:rsid="001b4306" officeooo:paragraph-rsid="001b430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amian Mirizzi</text:p>
      <text:p text:style-name="P2"/>
      <text:p text:style-name="P1">Counts for presorted array and Rev sorted array:</text:p>
      <text:p text:style-name="P1">quick left presort:</text:p>
      <text:p text:style-name="P1">10, 63true</text:p>
      <text:p text:style-name="P1">100, 5148true</text:p>
      <text:p text:style-name="P1">1000, 501498true</text:p>
      <text:p text:style-name="P1">10000, 50014998true</text:p>
      <text:p text:style-name="P1">quick left revsort:</text:p>
      <text:p text:style-name="P1">10, 63true</text:p>
      <text:p text:style-name="P1">100, 5148true</text:p>
      <text:p text:style-name="P1">1000, 501498true</text:p>
      <text:p text:style-name="P1">10000, 50014998true</text:p>
      <text:p text:style-name="P1"/>
      <text:p text:style-name="P2">I had a slight issue when it came to picking the right pivot until I realized that all I needed to do was move the pivot to the correct location in the array. The presorted array for quick sort takes awhile that is why typically you should always sort the input array before running the sort to insure quicker times.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5T14:37:34.565301509</meta:creation-date>
    <dc:date>2017-03-05T15:58:37.495834857</dc:date>
    <meta:editing-duration>PT11M53S</meta:editing-duration>
    <meta:editing-cycles>1</meta:editing-cycles>
    <meta:document-statistic meta:table-count="0" meta:image-count="0" meta:object-count="0" meta:page-count="1" meta:paragraph-count="13" meta:word-count="92" meta:character-count="533" meta:non-whitespace-character-count="453"/>
    <meta:generator>LibreOffice/5.1.6.2$Linux_X86_64 LibreOffice_project/10m0$Build-2</meta:generator>
  </office:meta>
</office:document-meta>
</file>